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309fa" officeooo:paragraph-rsid="005019fe" fo:background-color="#ffff00" style:font-weight-asian="bold" style:font-weight-complex="bold"/>
    </style:style>
    <style:style style:name="P2" style:family="paragraph" style:parent-style-name="Standard">
      <style:paragraph-properties fo:text-align="justify" style:justify-single-word="false"/>
      <style:text-properties fo:font-weight="bold" officeooo:rsid="001309fa" officeooo:paragraph-rsid="0050dc38" fo:background-color="#ffff00" style:font-weight-asian="bold" style:font-weight-complex="bold"/>
    </style:style>
    <style:style style:name="P3" style:family="paragraph" style:parent-style-name="Standard">
      <style:paragraph-properties fo:text-align="justify" style:justify-single-word="false"/>
      <style:text-properties fo:font-weight="normal" officeooo:rsid="003c8e22" officeooo:paragraph-rsid="003c8e22" style:font-weight-asian="normal" style:font-weight-complex="normal"/>
    </style:style>
    <style:style style:name="P4" style:family="paragraph" style:parent-style-name="Standard">
      <style:paragraph-properties fo:text-align="justify" style:justify-single-word="false"/>
      <style:text-properties fo:font-weight="normal" officeooo:paragraph-rsid="004ea023" style:font-weight-asian="normal" style:font-weight-complex="normal"/>
    </style:style>
    <style:style style:name="P5" style:family="paragraph" style:parent-style-name="Standard">
      <style:paragraph-properties fo:text-align="justify" style:justify-single-word="false"/>
      <style:text-properties fo:color="#000000" fo:font-weight="bold" officeooo:rsid="001309fa" officeooo:paragraph-rsid="007388d4" style:font-weight-asian="bold" style:font-weight-complex="bold"/>
    </style:style>
    <style:style style:name="P6"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56947" fo:background-color="#ffff00"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2ec5e1"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556947"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bold" officeooo:rsid="00101811" officeooo:paragraph-rsid="006400c8" fo:background-color="transparent"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fo:font-size="12pt" fo:language="en" fo:country="US" fo:font-weight="bold" officeooo:rsid="00101811" officeooo:paragraph-rsid="006400c8" fo:background-color="#ffff0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fo:font-size="12pt" fo:font-weight="normal" officeooo:rsid="00101811" officeooo:paragraph-rsid="006400c8"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officeooo:paragraph-rsid="002fbf23" fo:background-color="transparent" style:font-size-asian="12pt" style:font-size-complex="12pt"/>
    </style:style>
    <style:style style:name="P13" style:family="paragraph" style:parent-style-name="Standard">
      <style:paragraph-properties fo:text-align="justify" style:justify-single-word="false"/>
      <style:text-properties fo:font-size="12pt" officeooo:rsid="0016f03d" officeooo:paragraph-rsid="002fbf23" fo:background-color="transparent" style:font-size-asian="12pt" style:font-size-complex="12pt"/>
    </style:style>
    <style:style style:name="P14" style:family="paragraph" style:parent-style-name="Standard">
      <style:paragraph-properties fo:text-align="justify" style:justify-single-word="false"/>
      <style:text-properties fo:font-size="12pt" officeooo:rsid="002e85fd" officeooo:paragraph-rsid="002fbf23" fo:background-color="transparent" style:font-size-asian="12pt" style:font-size-complex="12pt"/>
    </style:style>
    <style:style style:name="P15" style:family="paragraph" style:parent-style-name="Standard">
      <style:paragraph-properties fo:text-align="justify" style:justify-single-word="false"/>
      <style:text-properties fo:font-size="12pt" officeooo:paragraph-rsid="002fbf23" fo:background-color="#efefef" style:font-size-asian="12pt" style:font-size-complex="12pt"/>
    </style:style>
    <style:style style:name="P16" style:family="paragraph" style:parent-style-name="Standard">
      <style:paragraph-properties fo:text-align="justify" style:justify-single-word="false"/>
      <style:text-properties fo:font-size="12pt" fo:font-weight="bold" officeooo:rsid="001309fa" officeooo:paragraph-rsid="002fbf23"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309fa" officeooo:paragraph-rsid="0037c46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7388d4"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9751e" officeooo:paragraph-rsid="002fbf2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211771" officeooo:paragraph-rsid="002fbf23"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ed445" officeooo:paragraph-rsid="002fbf23"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2e85fd" officeooo:paragraph-rsid="002fbf23"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01811" officeooo:paragraph-rsid="002fbf2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62501a" officeooo:paragraph-rsid="0062501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11e27" officeooo:paragraph-rsid="0064582e"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173384" officeooo:paragraph-rsid="006400c8" fo:background-color="#ffff0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173384" officeooo:paragraph-rsid="006400c8" fo:background-color="transparent"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11e27" officeooo:paragraph-rsid="0064582e" fo:background-color="transparent"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officeooo:rsid="001309fa" officeooo:paragraph-rsid="002fbf23" style:font-size-asian="12pt" style:font-size-complex="12pt"/>
    </style:style>
    <style:style style:name="P30" style:family="paragraph" style:parent-style-name="Standard">
      <style:paragraph-properties fo:text-align="justify" style:justify-single-word="false"/>
      <style:text-properties fo:font-size="12pt" officeooo:rsid="0019751e" officeooo:paragraph-rsid="002fbf23" style:font-size-asian="12pt" style:font-size-complex="12pt"/>
    </style:style>
    <style:style style:name="P31" style:family="paragraph" style:parent-style-name="Standard">
      <style:paragraph-properties fo:text-align="justify" style:justify-single-word="false"/>
      <style:text-properties fo:font-size="12pt" officeooo:rsid="00211771" officeooo:paragraph-rsid="002fbf23" style:font-size-asian="12pt" style:font-size-complex="12pt"/>
    </style:style>
    <style:style style:name="P32" style:family="paragraph" style:parent-style-name="Standard">
      <style:paragraph-properties fo:text-align="justify" style:justify-single-word="false"/>
      <style:text-properties fo:font-size="12pt" officeooo:rsid="0026e96f" officeooo:paragraph-rsid="002fbf23" style:font-size-asian="12pt" style:font-size-complex="12pt"/>
    </style:style>
    <style:style style:name="P33" style:family="paragraph" style:parent-style-name="Standard">
      <style:paragraph-properties fo:text-align="justify" style:justify-single-word="false"/>
      <style:text-properties fo:font-size="12pt" officeooo:rsid="0022d898" officeooo:paragraph-rsid="002fbf23" style:font-size-asian="12pt" style:font-size-complex="12pt"/>
    </style:style>
    <style:style style:name="P34" style:family="paragraph" style:parent-style-name="Standard">
      <style:paragraph-properties fo:text-align="justify" style:justify-single-word="false"/>
      <style:text-properties fo:font-size="12pt" officeooo:rsid="00288766" officeooo:paragraph-rsid="002fbf23" style:font-size-asian="12pt" style:font-size-complex="12pt"/>
    </style:style>
    <style:style style:name="P35" style:family="paragraph" style:parent-style-name="Standard">
      <style:paragraph-properties fo:text-align="justify" style:justify-single-word="false"/>
      <style:text-properties fo:font-size="12pt" officeooo:rsid="00101811" officeooo:paragraph-rsid="006400c8" style:font-size-asian="12pt" style:font-size-complex="12pt"/>
    </style:style>
    <style:style style:name="P36" style:family="paragraph" style:parent-style-name="Standard">
      <style:paragraph-properties fo:text-align="justify" style:justify-single-word="false"/>
      <style:text-properties fo:font-size="12pt" officeooo:rsid="00144124" officeooo:paragraph-rsid="0064582e" style:font-size-asian="12pt" style:font-size-complex="12pt"/>
    </style:style>
    <style:style style:name="P37" style:family="paragraph" style:parent-style-name="Standard">
      <style:paragraph-properties fo:text-align="justify" style:justify-single-word="false"/>
      <style:text-properties fo:font-size="12pt" officeooo:rsid="00173384" officeooo:paragraph-rsid="0062501a" style:font-size-asian="12pt" style:font-size-complex="12pt"/>
    </style:style>
    <style:style style:name="P38" style:family="paragraph" style:parent-style-name="Standard">
      <style:paragraph-properties fo:text-align="justify" style:justify-single-word="false"/>
      <style:text-properties fo:font-size="12pt" officeooo:rsid="0021b75a" officeooo:paragraph-rsid="006400c8" style:font-size-asian="12pt" style:font-size-complex="12pt"/>
    </style:style>
    <style:style style:name="P39" style:family="paragraph" style:parent-style-name="Standard">
      <style:paragraph-properties fo:text-align="justify" style:justify-single-word="false"/>
      <style:text-properties fo:font-size="12pt" fo:font-weight="normal" officeooo:rsid="001acd03" officeooo:paragraph-rsid="002fbf23" style:font-size-asian="12pt" style:font-weight-asian="normal" style:font-size-complex="12pt" style:font-weight-complex="normal"/>
    </style:style>
    <style:style style:name="P40" style:family="paragraph" style:parent-style-name="Standard">
      <style:paragraph-properties fo:text-align="end" style:justify-single-word="false"/>
      <style:text-properties fo:font-size="12pt" fo:font-weight="normal" officeooo:rsid="001acd03" officeooo:paragraph-rsid="002fbf23"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9751e" officeooo:paragraph-rsid="002fbf2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11771" officeooo:paragraph-rsid="002fbf23"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e85fd" officeooo:paragraph-rsid="002fbf23"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11771" officeooo:paragraph-rsid="002fbf23"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7c465" officeooo:paragraph-rsid="00454aa5"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38f5af"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5019fe"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556947"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style:text-underline-style="none" fo:font-weight="normal" officeooo:rsid="00144124" officeooo:paragraph-rsid="0064582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7277dd" officeooo:paragraph-rsid="007277dd"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7277dd" officeooo:paragraph-rsid="007a325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bold" officeooo:rsid="001309fa" officeooo:paragraph-rsid="007388d4" fo:background-color="#ffff00"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style:text-underline-style="none" fo:font-weight="bold" officeooo:rsid="001309fa" officeooo:paragraph-rsid="007388d4" fo:background-color="transparent"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style:text-underline-style="none" fo:font-weight="bold" officeooo:rsid="001309fa" officeooo:paragraph-rsid="004ea023" fo:background-color="transparent"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text-line-through-style="none" style:text-line-through-type="none" fo:font-weight="bold" officeooo:rsid="001309fa" officeooo:paragraph-rsid="007388d4" fo:background-color="transparent" style:font-weight-asian="bold" style:font-weight-complex="bold"/>
    </style:style>
    <style:style style:name="P56" style:family="paragraph" style:parent-style-name="Standard">
      <style:paragraph-properties fo:text-align="justify" style:justify-single-word="false"/>
      <style:text-properties fo:font-style="normal" fo:font-weight="bold" officeooo:rsid="001309fa" officeooo:paragraph-rsid="007388d4" fo:background-color="transparent"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fo:font-weight="normal" officeooo:rsid="0041a095" officeooo:paragraph-rsid="0041a095" fo:background-color="transparent"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ize="12pt" fo:font-weight="normal" officeooo:rsid="0019751e" officeooo:paragraph-rsid="002fbf23"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bold" officeooo:rsid="001309fa" officeooo:paragraph-rsid="0082ec99"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font-size="12pt" fo:font-weight="bold" officeooo:rsid="001309fa" officeooo:paragraph-rsid="00a0a798"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1309fa" officeooo:paragraph-rsid="00a0afb2"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1309fa" officeooo:paragraph-rsid="007388d4" fo:background-color="transparent"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normal" officeooo:rsid="00205a35" officeooo:paragraph-rsid="002fbf23"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556947" officeooo:paragraph-rsid="0055694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1309fa" officeooo:paragraph-rsid="00a0afb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89c0a1" officeooo:paragraph-rsid="0089c0a1"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a0afb2" officeooo:paragraph-rsid="00a0afb2"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abdd5c" officeooo:paragraph-rsid="00abdd5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style="normal" fo:font-weight="bold" officeooo:rsid="00205a35" officeooo:paragraph-rsid="0041a095"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82ec99"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a0afb2"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7c465" officeooo:paragraph-rsid="00454aa5"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38f5af"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33a8d" officeooo:paragraph-rsid="00433a8d"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556947"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style:text-underline-style="none" fo:font-weight="bold" officeooo:rsid="001309fa" officeooo:paragraph-rsid="007388d4" fo:background-color="#ffff00"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style:text-underline-style="none" fo:font-weight="bold" officeooo:rsid="001309fa" officeooo:paragraph-rsid="007388d4" fo:background-color="transparent"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none" fo:font-weight="bold" officeooo:rsid="00a86139" officeooo:paragraph-rsid="00a86139"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style:text-underline-style="none" fo:font-weight="normal" officeooo:rsid="009dcb07" officeooo:paragraph-rsid="009dcb07"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style:text-underline-style="none" fo:font-weight="normal" officeooo:rsid="001309fa" officeooo:paragraph-rsid="004a6a81"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style:text-underline-style="none" fo:font-weight="normal" officeooo:rsid="00a86139" officeooo:paragraph-rsid="00a86139"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language="en" fo:country="US" fo:font-weight="normal" officeooo:rsid="00205a35" officeooo:paragraph-rsid="006400c8" fo:background-color="transparent"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fo:font-size="12pt" fo:language="en" fo:country="US" fo:font-weight="normal" officeooo:paragraph-rsid="002fbf23"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bold" officeooo:paragraph-rsid="00768f80" fo:background-color="transparent"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3e4b4e" fo:background-color="transparent"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a0a798" fo:background-color="#ffff00"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556947"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a0a798" fo:background-color="transparent"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348e0a" fo:background-color="transparent"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text-line-through-style="none" style:text-line-through-type="none" fo:font-size="12pt" fo:font-weight="normal" officeooo:rsid="003c8e22" officeooo:paragraph-rsid="003c8e22"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839d7c" fo:background-color="transparent" style:font-size-asian="12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9e49d5" fo:background-color="transparent" style:font-size-asian="12pt" style:font-style-asian="normal" style:font-weight-asian="bold" style:font-size-complex="12pt" style:font-style-complex="normal" style:font-weight-complex="bold"/>
    </style:style>
    <style:style style:name="P94"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9e49d5" style:font-size-asian="12pt" style:font-style-asian="normal" style:font-weight-asian="bold" style:font-size-complex="12pt" style:font-style-complex="normal" style:font-weight-complex="bold"/>
    </style:style>
    <style:style style:name="P95"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a0a798"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style:text-properties style:text-line-through-style="none" style:text-line-through-type="none" fo:font-size="12pt" fo:font-style="normal" fo:font-weight="normal" officeooo:rsid="0086aed7" officeooo:paragraph-rsid="0086aed7" fo:background-color="transparent"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a0a798" fo:background-color="transparent"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89c0a1" fo:background-color="transparent"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89c0a1" fo:background-color="transparent" style:font-size-asian="12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87f7de" fo:background-color="transparent"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839d7c" fo:background-color="transparent" style:font-style-asian="normal" style:font-weight-asian="bold" style:font-style-complex="normal" style:font-weight-complex="bold"/>
    </style:style>
    <style:style style:name="P102"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839d7c" fo:background-color="transparent" style:font-style-asian="normal" style:font-weight-asian="bold" style:font-style-complex="normal" style:font-weight-complex="bold"/>
    </style:style>
    <style:style style:name="P103"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839d7c" fo:background-color="transparent"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89c0a1" fo:background-color="transparent"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89c0a1" fo:background-color="transparent" style:font-style-asian="normal" style:font-weight-asian="bold" style:font-style-complex="normal" style:font-weight-complex="bold"/>
    </style:style>
    <style:style style:name="P106" style:family="paragraph" style:parent-style-name="Standard">
      <style:paragraph-properties fo:text-align="justify" style:justify-single-word="false"/>
      <style:text-properties officeooo:rsid="001309fa" officeooo:paragraph-rsid="009e49d5"/>
    </style:style>
    <style:style style:name="P107" style:family="paragraph" style:parent-style-name="Standard">
      <style:paragraph-properties fo:text-align="justify" style:justify-single-word="false"/>
      <style:text-properties fo:font-weight="normal" officeooo:paragraph-rsid="00a426bf" fo:background-color="transparent" style:font-weight-asian="normal" style:font-weight-complex="normal"/>
    </style:style>
    <style:style style:name="P108" style:family="paragraph" style:parent-style-name="Standard">
      <style:paragraph-properties fo:text-align="justify" style:justify-single-word="false"/>
      <style:text-properties fo:font-weight="normal" officeooo:rsid="00a1a55e" officeooo:paragraph-rsid="00a1a55e" fo:background-color="transparent" style:font-weight-asian="normal" style:font-weight-complex="normal"/>
    </style:style>
    <style:style style:name="P109" style:family="paragraph" style:parent-style-name="Standard">
      <style:paragraph-properties fo:text-align="justify" style:justify-single-word="false"/>
      <style:text-properties fo:font-weight="normal" officeooo:rsid="006a0a77" officeooo:paragraph-rsid="006a0a77" fo:background-color="transparent" style:font-weight-asian="normal" style:font-weight-complex="normal"/>
    </style:style>
    <style:style style:name="P110" style:family="paragraph" style:parent-style-name="Standard">
      <style:paragraph-properties fo:text-align="justify" style:justify-single-word="false"/>
      <style:text-properties fo:font-weight="bold" officeooo:rsid="001309fa" officeooo:paragraph-rsid="007388d4" fo:background-color="transparent" style:font-weight-asian="bold" style:font-weight-complex="bold"/>
    </style:style>
    <style:style style:name="P111" style:family="paragraph" style:parent-style-name="Standard">
      <style:paragraph-properties fo:text-align="justify" style:justify-single-word="false"/>
      <style:text-properties fo:font-weight="bold" officeooo:rsid="005f4941" officeooo:paragraph-rsid="005f4941" fo:background-color="transparent" style:font-weight-asian="bold" style:font-weight-complex="bold"/>
    </style:style>
    <style:style style:name="P112" style:family="paragraph" style:parent-style-name="Standard">
      <style:paragraph-properties fo:text-align="justify" style:justify-single-word="false"/>
      <style:text-properties fo:font-weight="bold" officeooo:rsid="001309fa" officeooo:paragraph-rsid="009e49d5" style:font-weight-asian="bold" style:font-weight-complex="bold"/>
    </style:style>
    <style:style style:name="P113" style:family="paragraph" style:parent-style-name="Standard">
      <style:paragraph-properties fo:text-align="justify" style:justify-single-word="false"/>
      <style:text-properties fo:font-weight="bold" officeooo:rsid="00433a8d" officeooo:paragraph-rsid="00433a8d" style:font-weight-asian="bold" style:font-weight-complex="bold"/>
    </style:style>
    <style:style style:name="P114" style:family="paragraph" style:parent-style-name="Standard">
      <style:paragraph-properties fo:text-align="justify" style:justify-single-word="false"/>
      <style:text-properties fo:font-weight="bold" officeooo:rsid="001309fa" officeooo:paragraph-rsid="005019fe" fo:background-color="#ffff00" style:font-weight-asian="bold" style:font-weight-complex="bold"/>
    </style:style>
    <style:style style:name="P115" style:family="paragraph" style:parent-style-name="Standard">
      <style:paragraph-properties fo:text-align="justify" style:justify-single-word="false"/>
      <style:text-properties fo:font-weight="bold" officeooo:rsid="00a1a55e" officeooo:paragraph-rsid="00a1a55e" fo:background-color="#ffff00" style:font-weight-asian="bold" style:font-weight-complex="bold"/>
    </style:style>
    <style:style style:name="P116"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9e49d5" style:font-weight-asian="bold" style:font-weight-complex="bold"/>
    </style:style>
    <style:style style:name="P117" style:family="paragraph" style:parent-style-name="Standard">
      <style:paragraph-properties fo:text-align="justify" style:justify-single-word="false"/>
      <style:text-properties officeooo:rsid="00a0a798" officeooo:paragraph-rsid="00a0a798"/>
    </style:style>
    <style:style style:name="P118" style:family="paragraph" style:parent-style-name="Standard">
      <style:paragraph-properties style:writing-mode="lr-tb"/>
    </style:style>
    <style:style style:name="P119" style:family="paragraph" style:parent-style-name="Standard">
      <style:paragraph-properties style:writing-mode="lr-tb"/>
      <style:text-properties fo:language="en" fo:country="US"/>
    </style:style>
    <style:style style:name="P120" style:family="paragraph" style:parent-style-name="Standard">
      <style:paragraph-properties fo:text-align="justify" style:justify-single-word="false" style:writing-mode="lr-tb"/>
      <style:text-properties fo:font-size="12pt" fo:font-weight="normal" officeooo:rsid="00b1bb64" officeooo:paragraph-rsid="00b1bb64" style:font-size-asian="12pt" style:font-weight-asian="normal" style:font-size-complex="12pt" style:font-weight-complex="normal"/>
    </style:style>
    <style:style style:name="P121"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3e4b4e" fo:background-color="transparent" style:font-size-asian="12pt" style:font-weight-asian="normal" style:font-size-complex="12pt" style:font-weight-complex="normal"/>
    </style:style>
    <style:style style:name="T1" style:family="text">
      <style:text-properties officeooo:rsid="0016203b"/>
    </style:style>
    <style:style style:name="T2" style:family="text">
      <style:text-properties fo:font-weight="bold" style:font-weight-asian="bold" style:font-weight-complex="bold"/>
    </style:style>
    <style:style style:name="T3" style:family="text">
      <style:text-properties fo:font-weight="bold" officeooo:rsid="001309fa" fo:background-color="transparent" loext:char-shading-value="0" style:font-weight-asian="bold" style:font-weight-complex="bold"/>
    </style:style>
    <style:style style:name="T4" style:family="text">
      <style:text-properties fo:color="#000000"/>
    </style:style>
    <style:style style:name="T5" style:family="text">
      <style:text-properties fo:color="#000000" style:text-line-through-style="none" style:text-line-through-type="none" fo:background-color="transparent" loext:char-shading-value="0"/>
    </style:style>
    <style:style style:name="T6" style:family="text">
      <style:text-properties fo:language="en" fo:country="US"/>
    </style:style>
    <style:style style:name="T7" style:family="text">
      <style:text-properties fo:language="en" fo:country="US" officeooo:rsid="00249fa3"/>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205a35"/>
    </style:style>
    <style:style style:name="T10" style:family="text">
      <style:text-properties fo:language="en" fo:country="US" fo:background-color="transparent" loext:char-shading-value="0"/>
    </style:style>
    <style:style style:name="T11" style:family="text">
      <style:text-properties fo:language="en" fo:country="US" officeooo:rsid="007e73e7" fo:background-color="transparent" loext:char-shading-value="0"/>
    </style:style>
    <style:style style:name="T12" style:family="text">
      <style:text-properties fo:language="en" fo:country="US" officeooo:rsid="002bbd36"/>
    </style:style>
    <style:style style:name="T13" style:family="text">
      <style:text-properties fo:language="en" fo:country="US" officeooo:rsid="002d9945"/>
    </style:style>
    <style:style style:name="T14" style:family="text">
      <style:text-properties fo:language="en" fo:country="US" officeooo:rsid="002e0379"/>
    </style:style>
    <style:style style:name="T15" style:family="text">
      <style:text-properties style:text-line-through-style="none" style:text-line-through-type="none" fo:font-style="italic" officeooo:rsid="001309fa" style:font-style-asian="italic" style:font-style-complex="italic"/>
    </style:style>
    <style:style style:name="T16" style:family="text">
      <style:text-properties style:text-line-through-style="none" style:text-line-through-type="none" fo:font-size="12pt" fo:background-color="transparent" loext:char-shading-value="0" style:font-size-asian="12pt" style:font-size-complex="12pt"/>
    </style:style>
    <style:style style:name="T17" style:family="text">
      <style:text-properties style:text-line-through-style="none" style:text-line-through-type="none" fo:font-size="12pt" officeooo:rsid="00205a35" fo:background-color="transparent" loext:char-shading-value="0" style:font-size-asian="12pt" style:font-size-complex="12pt"/>
    </style:style>
    <style:style style:name="T18" style:family="text">
      <style:text-properties style:text-line-through-style="none" style:text-line-through-type="none" officeooo:rsid="001309fa"/>
    </style:style>
    <style:style style:name="T19" style:family="text">
      <style:text-properties fo:font-weight="normal" style:font-weight-asian="normal" style:font-weight-complex="normal"/>
    </style:style>
    <style:style style:name="T20" style:family="text">
      <style:text-properties fo:font-weight="normal" officeooo:rsid="00205a35" style:font-weight-asian="normal" style:font-weight-complex="normal"/>
    </style:style>
    <style:style style:name="T21" style:family="text">
      <style:text-properties fo:font-weight="normal" officeooo:rsid="002e85fd" style:font-weight-asian="normal" style:font-weight-complex="normal"/>
    </style:style>
    <style:style style:name="T22" style:family="text">
      <style:text-properties fo:font-weight="normal" officeooo:rsid="001acd03" style:font-weight-asian="normal" style:font-weight-complex="normal"/>
    </style:style>
    <style:style style:name="T23" style:family="text">
      <style:text-properties fo:font-weight="normal" officeooo:rsid="00187abf"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55f189" fo:background-color="transparent" loext:char-shading-value="0" style:font-weight-asian="normal" style:font-weight-complex="normal"/>
    </style:style>
    <style:style style:name="T26" style:family="text">
      <style:text-properties officeooo:rsid="002e85fd"/>
    </style:style>
    <style:style style:name="T27" style:family="text">
      <style:text-properties officeooo:rsid="0019751e"/>
    </style:style>
    <style:style style:name="T28" style:family="text">
      <style:text-properties fo:background-color="transparent" loext:char-shading-value="0"/>
    </style:style>
    <style:style style:name="T29" style:family="text">
      <style:text-properties officeooo:rsid="00173384" fo:background-color="transparent" loext:char-shading-value="0"/>
    </style:style>
    <style:style style:name="T30" style:family="text">
      <style:text-properties officeooo:rsid="001c25f4"/>
    </style:style>
    <style:style style:name="T31" style:family="text">
      <style:text-properties officeooo:rsid="001b4fd0"/>
    </style:style>
    <style:style style:name="T32" style:family="text">
      <style:text-properties officeooo:rsid="0026e96f"/>
    </style:style>
    <style:style style:name="T33" style:family="text">
      <style:text-properties officeooo:rsid="001309fa"/>
    </style:style>
    <style:style style:name="T34" style:family="text">
      <style:text-properties officeooo:rsid="00298699"/>
    </style:style>
    <style:style style:name="T35" style:family="text">
      <style:text-properties officeooo:rsid="002b72f2"/>
    </style:style>
    <style:style style:name="T36" style:family="text">
      <style:text-properties officeooo:rsid="002bff42"/>
    </style:style>
    <style:style style:name="T37" style:family="text">
      <style:text-properties officeooo:rsid="00205a35"/>
    </style:style>
    <style:style style:name="T38" style:family="text">
      <style:text-properties fo:font-size="12pt" style:font-size-asian="12pt" style:font-size-complex="12pt"/>
    </style:style>
    <style:style style:name="T39" style:family="text">
      <style:text-properties fo:font-size="12pt" officeooo:rsid="00205a35" style:font-size-asian="12pt" style:font-size-complex="12pt"/>
    </style:style>
    <style:style style:name="T40" style:family="text">
      <style:text-properties fo:font-size="12pt" officeooo:rsid="004213b9" style:font-size-asian="12pt" style:font-size-complex="12pt"/>
    </style:style>
    <style:style style:name="T41" style:family="text">
      <style:text-properties fo:font-size="12pt" officeooo:rsid="00101811" style:font-size-asian="12pt" style:font-size-complex="12pt"/>
    </style:style>
    <style:style style:name="T42" style:family="text">
      <style:text-properties fo:font-size="12pt" fo:language="en" fo:country="US" style:text-underline-style="none" officeooo:rsid="001309fa" fo:background-color="transparent" loext:char-shading-value="0" style:font-size-asian="12pt" style:font-size-complex="12pt"/>
    </style:style>
    <style:style style:name="T43" style:family="text">
      <style:text-properties fo:font-size="12pt" fo:language="en" fo:country="US" style:text-underline-style="none" officeooo:rsid="007c146f" fo:background-color="transparent" loext:char-shading-value="0"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2pt" style:text-underline-style="solid" style:text-underline-width="auto" style:text-underline-color="font-color" officeooo:rsid="00205a35" style:font-size-asian="12pt" style:font-size-complex="12pt"/>
    </style:style>
    <style:style style:name="T46" style:family="text">
      <style:text-properties officeooo:rsid="00454aa5"/>
    </style:style>
    <style:style style:name="T47" style:family="text">
      <style:text-properties officeooo:rsid="001a95ef"/>
    </style:style>
    <style:style style:name="T48" style:family="text">
      <style:text-properties officeooo:rsid="0055f189"/>
    </style:style>
    <style:style style:name="T49" style:family="text">
      <style:text-properties officeooo:rsid="0066e8aa"/>
    </style:style>
    <style:style style:name="T50" style:family="text">
      <style:text-properties officeooo:rsid="007a3250"/>
    </style:style>
    <style:style style:name="T51" style:family="text">
      <style:text-properties fo:font-style="italic" style:font-style-asian="italic" style:font-style-complex="italic"/>
    </style:style>
    <style:style style:name="T52" style:family="text">
      <style:text-properties fo:background-color="#ffff00" loext:char-shading-value="0"/>
    </style:style>
    <style:style style:name="T53" style:family="text">
      <style:text-properties officeooo:rsid="0089c0a1"/>
    </style:style>
    <style:style style:name="T54" style:family="text">
      <style:text-properties officeooo:rsid="009e1ef9"/>
    </style:style>
    <style:style style:name="T55" style:family="text">
      <style:text-properties officeooo:rsid="002bbd36"/>
    </style:style>
    <style:style style:name="T56" style:family="text">
      <style:text-properties officeooo:rsid="00a426bf"/>
    </style:style>
    <style:style style:name="T57" style:family="text">
      <style:text-properties officeooo:rsid="00b1bb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text:span text:style-name="T46">NTRODUCTION</text:span></text:p>
      <text:p text:style-name="P45"/>
      <text:p text:style-name="P110">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1"/>
      <text:p text:style-name="P108">It is done.</text:p>
      <text:p text:style-name="P115"/>
      <text:p text:style-name="P111"><text:span text:style-name="T41">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text:span></text:p>
      <text:p text:style-name="P1"><text:span text:style-name="T28">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A short explanation about the differences and limitations of 2-D versus 3-D physical modeling would be great to provide, in order to motivate the setup chosen of the MUSC laboratory.</text:span></text:p>
      <text:p text:style-name="P1"/>
      <text:p text:style-name="P109">Some references have been added to the corrected version in the introduction and description of small-scale physical modeling. </text:p>
      <text:p text:style-name="P107"><text:span text:style-name="T56">A short explanation on why the MUSC approach (3D) seems better than the 2D approach using non-dispersive Lamb waves has been added.</text:span></text:p>
      <text:p text:style-name="P1"/>
      <text:p text:style-name="P53">Also, the nomenclature and abbreviation used of ”Physical small-scale Modeling Methods (PSM)” is somewhat new, where most other literature uses terms like ”physical scale model”, ”physical modeling” or ”scale model data”. Thus, it would rather be ”Small-scale physical modeling methods”.</text:p>
      <text:p text:style-name="P52"/>
      <text:p text:style-name="P79">It <text:span text:style-name="T54">is</text:span> done iun the corrected version.</text:p>
      <text:p text:style-name="P47"/>
      <text:p text:style-name="P52"><text:span text:style-name="T28">On page 3, y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span></text:p>
      <text:p text:style-name="P80"/>
      <text:p text:style-name="P78">1) Concerning « ommit showing surface waves »</text:p>
      <text:p text:style-name="P81">Surface waves are presented but « wrongly » labelized as S-wave. Indeed, even in a homogeneous medium, the S-wave propagating along the free-surface is a Rayleigh wave.</text:p>
      <text:p text:style-name="P78"/>
      <text:p text:style-name="P81"><text:span text:style-name="T2">2) Concerning</text:span> <text:span text:style-name="T3">”reflection echoes”</text:span></text:p>
      <text:p text:style-name="P51"><text:bookmark text:name="result_box11"/><text:span text:style-name="T6">Our words were wrongly chosen here , “r</text:span>eflected echoes » in the conclusion refers to ringing effects of the source in fact. <text:span text:style-name="T50">This ringing effect carried by the direct P and S wave interferes with direct S/Rayleigh wave and reflected-wave arrivals. </text:span></text:p>
      <text:p text:style-name="P50"><text:s/></text:p>
      <text:p text:style-name="P53">The findings presented on page 4 could be further structured. The manuscript mainly lists the following problem items addressed in this study: (1) line-source versus point-source modeling, (2) geometrical spreading corrections, (3) effective source time function, that is the transducer <text:soft-page-break/>influence, (4) reproducibility of the experiment/measurement.</text:p>
      <text:p text:style-name="P54">These items could be separated into challenges related to the ”forward problem” of modeling wave propagation in 2-D (items 1,2), the ”inverse problem” of retrieving the correct source and <text:span text:style-name="T47">m</text:span>odel parameters (item 3), and finally the robustness, stability and precision of the measurement apparatus (item 4).</text:p>
      <text:p text:style-name="P4"><text:bookmark text:name="result_box12"/><text:span text:style-name="T42">We understand this remark but splitting into challenges would require, from our point of view, to rewrite largely the result s</text:span><text:span text:style-name="T43">ections</text:span><text:span text:style-name="T42">. Indeed, these challenges are strongly linked to each other: </text:span><text:span text:style-name="T43">(1) 3D-2D spreading correction and point-source versus line source, and (2) source reproducibility and source time function estimation. However, </text:span><text:span text:style-name="T10">we try to clarify at best these different results </text:span><text:span text:style-name="T11">and we now differentiate them in the introduction.</text:span></text:p>
      <text:p text:style-name="P45"/>
      <text:p text:style-name="P28">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25"/>
      <text:p text:style-name="P36">The aim of this work is to provide experimental data in controlled environement for validation of 2D (high-resolution) imaging methods. To do this, we explore several issues related to 2D FWI validations  <text:span text:style-name="T49">such as </text:span>(1) absence of real 2D data and (2) importance of source function knowledge.</text:p>
      <text:p text:style-name="P36"/>
      <text:p text:style-name="P36">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36"/>
      <text:p text:style-name="P49">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METHODS</text:p>
      <text:p text:style-name="P17"/>
      <text:p text:style-name="P18">Since the focus of the study is on physical modeling, it would make sense to start presenting the MUSC laboratory (section 2.2) rather than the numerical method used for comparison (section 2.1).</text:p>
      <text:p text:style-name="P29"/>
      <text:p text:style-name="P13">It'is done in the corrected version.</text:p>
      <text:p text:style-name="P29"/>
      <text:p text:style-name="P18">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29"/>
      <text:p text:style-name="P30">These remarks are tackled in the corrected version in 3 separated parts as following :</text:p>
      <text:p text:style-name="P16"/>
      <text:p text:style-name="P16"><text:span text:style-name="T27">1) </text:span>For example, it is known that ultrasonic transducers are resonant an<text:span text:style-name="T28">d narrow-band due </text:span>to the physical properties of these devices.</text:p>
      <text:p text:style-name="P16"/>
      <text:p text:style-name="P39">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30">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31">o</text:span>ur mind, it should not be repeated with long developments in the present paper. However, it is recalled in the corrected version as recommended, <text:span text:style-name="T31">at the end of the third paragraph. Moreover, even if the resonnant effect are avoided,</text:span><text:span text:style-name="T2"> </text:span>the response of the transducer remains as a filtering effect to the electrical signal injected in input. <text:span text:style-name="T31">This aspect is a critical point tackled in the present proposed article. For this reason, we complete the added sentence of the 3d paragraph by this aspect. The part added :</text:span></text:p>
      <text:p text:style-name="P40"/>
      <text:p text:style-name="P12"><text:span text:style-name="T22">«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32">N</text:span>ote that the transducer response and the coupling effect depend on the frequency of the emitted signal. We will tackle this frequency dependance by taking into account the entire waveform of the puls<text:span text:style-name="T32">e</text:span> . »</text:p>
      <text:p text:style-name="P19"/>
      <text:p text:style-name="P20"><text:span text:style-name="T19">Concerning the narrow-band</text:span> <text:span text:style-name="T19">aspect, </text:span><text:span text:style-name="T21">the following text has been added in the subsection « Characteristics of the scale models tested » :</text:span></text:p>
      <text:p text:style-name="P31"/>
      <text:p text:style-name="P32">« As shown on figure 2, even if the emission properties of a piezo-electric transducer is narrow-band, the spectral bandwith of the pulse emitted by the piezo-electric transducer is large enough to <text:soft-page-break/>simulate a seismic pulse emitted by a hammer fall in subsurface media, through the scale ratio used in table 2. »</text:p>
      <text:p text:style-name="P33"/>
      <text:p text:style-name="P31"/>
      <text:p text:style-name="P19">2) <text:s/><text:span text:style-name="T33">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30">Precisions about this have been added in the corrected version <text:span text:style-name="T26">in </text:span><text:s/>paragraph 4 through the following sentences :</text:p>
      <text:p text:style-name="P30"/>
      <text:p text:style-name="P34">«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30"/>
      <text:p text:style-name="P19">3) <text:span text:style-name="T33">and justify the selected frequency-bandwidths of 20 - 200 kHz and 300 - 800 kHz.</text:span></text:p>
      <text:p text:style-name="P19"/>
      <text:p text:style-name="P41">It has been clarified in the corrected version through the following sentences whixh have been inserted in the 5th paragraph : </text:p>
      <text:p text:style-name="P15"/>
      <text:p text:style-name="P58"><text:span text:style-name="T34">T</text:span>his two frequency bands have been chosen to allow both complying with the dimensional scale ratio shown in tables <text:span text:style-name="T26">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34">s</text:span></text:p>
      <text:p text:style-name="P21"/>
      <text:p text:style-name="P22">Concerning the following remark : </text:p>
      <text:p text:style-name="P22"/>
      <text:p text:style-name="P18">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2"/>
      <text:p text:style-name="P14">The following text has been added in <text:span text:style-name="T19">the subsection « Characteristics of the scale models tested » :</text:span></text:p>
      <text:p text:style-name="P43"/>
      <text:p text:style-name="P12"><text:bookmark text:name="src03"/><text:span text:style-name="T35">«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36">s</text:span> <text:span text:style-name="T36">of</text:span> 20 mm and 2 mm respectively. These dimensions are lower or equivalent to the possibilities <text:span text:style-name="T36">available</text:span> <text:soft-page-break/>by geophones holds. Thus, at the laboratory scale in MUSC, the measurement accuracy in term of the size of the recording surface is respecte<text:span text:style-name="T35">d »</text:span></text:p>
      <text:p text:style-name="P42"/>
      <text:p text:style-name="P44"><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44"/>
      <text:p text:style-name="P22">Concerning the following remark : </text:p>
      <text:p text:style-name="P22"/>
      <text:p text:style-name="P18">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6"/>
      <text:p text:style-name="P23"><text:span text:style-name="T20">The frequancial effects of the transducer is tackled thorugh the entire waveform, as added in the modified version (see the corrected part to answer to your comment 1) </text:span><text:span text:style-name="T21">) </text:span><text:span text:style-name="T20">of the Methods par</text:span><text:span text:style-name="T21">t</text:span><text:span text:style-name="T20"> above.</text:span></text:p>
      <text:p text:style-name="P63"/>
      <text:p text:style-name="P24"><text:span text:style-name="T29">The models and their parameters are then presented. I did not understand the links between the Table 3 and Fig. 2. Why does the table contains properties of material not presented on Fig. 3, nor in the text, if I am correct ? </text:span></text:p>
      <text:p text:style-name="P37"/>
      <text:p text:style-name="P24"><text:span text:style-name="T23">Table 3 contains properties of materials widely used to build small-scale models. The goal of this table is only to show the variety of materials and mechanical properties available. </text:span><text:bookmark text:name="result_box10"/><text:span text:style-name="T8">This precision has been added in the corrected version.</text:span></text:p>
      <text:p text:style-name="P63"/>
      <text:p text:style-name="P27">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p>
      <text:p text:style-name="P26"/>
      <text:p text:style-name="P38"><text:span text:style-name="T24">Since our models are invariant in the 3rd direction and acquisition is designed to avoid recording of reflected waves on vertical borders, I did not consider a 3D representation necessary </text:span><text:span text:style-name="T25">but I add it on the new figures</text:span><text:span text:style-name="T24">. </text:span><text:span text:style-name="T48">Figure 4 is effectively useless and has been removed.</text:span></text:p>
      <text:p text:style-name="P35"/>
      <text:p text:style-name="P9">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10"/>
      <text:p text:style-name="P11"><text:bookmark text:name="tw-target-text11"/><text:span text:style-name="T9">Indeed, this </text:span><text:span text:style-name="T7">detailed </text:span><text:span text:style-name="T9">part </text:span><text:span text:style-name="T7">does not correspond directly to the main</text:span><text:span text:style-name="T9">. It was therefore moved to </text:span><text:span text:style-name="T7"><text:s/>appendix</text:span><text:span text:style-name="T9">.</text:span></text:p>
      <text:p text:style-name="P82"/>
      <text:p text:style-name="P46"/>
      <text:p text:style-name="P46"/>
      <text:p text:style-name="P46"/>
      <text:p text:style-name="P46"/>
      <text:p text:style-name="P46"/>
      <text:p text:style-name="P46"/>
      <text:p text:style-name="P46"/>
      <text:p text:style-name="P46"><text:soft-page-break/><text:span text:style-name="T37">R</text:span>ESULTS</text:p>
      <text:p text:style-name="P46"/>
      <text:p text:style-name="P55">It would help to start clarifying which 2-D numerical result is <text:span text:style-name="T39">compared against which 3-D experimental data and somehow introduce nomenclature for 3-D experimental point-source, 3-D experimentally constructed line-source and 2-D numerical line-source.</text:span></text:p>
      <text:p text:style-name="P90"/>
      <text:p text:style-name="P3"><text:span text:style-name="T17">T</text:span><text:span text:style-name="T16">his has been taken into account and the proposed nomenclatures are now incorporated.</text:span></text:p>
      <text:p text:style-name="P91"/>
      <text:p text:style-name="P5"><text:span text:style-name="T16">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85"/>
      <text:p text:style-name="P121"><text:bookmark text:name="tw-target-text5"/>For convenience, the RESULTS section has been reorganized into three separate parts, hoping that this will allow for better understanding of the results.</text:p>
      <text:p text:style-name="P86"/>
      <text:p text:style-name="P56">Also, in your comparisons between different traces you use a correlation coefficient over the whole <text:span text:style-name="T39">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69"/>
      <text:p text:style-name="P57"><text:span text:style-name="T39">A</text:span><text:span text:style-name="T38">dditionnal correlation coefficients for P-, S- and PP-reflected waves have been added to some figures. </text:span><text:span text:style-name="T40">Psv-reflected wave is difficult to locate on real data, so the correlation coefficient has not been calculated for it.</text:span></text:p>
      <text:p text:style-name="P63"/>
      <text:p text:style-name="P74"/>
      <text:p text:style-name="P74"/>
      <text:p text:style-name="P74"/>
      <text:p text:style-name="P74"/>
      <text:p text:style-name="P74"/>
      <text:p text:style-name="P113"><text:span text:style-name="T45">C</text:span><text:span text:style-name="T44">ONCLUSIONS</text:span></text:p>
      <text:p text:style-name="P2"/>
      <text:p text:style-name="P62"><text:span text:style-name="T37">The very last sentence mentions the addition of new measurements in the MUSC laboratory by Valensi et al. (2015). It would be great to shortly explain this addition in the introduction and why it hasn’t been used for this study.</text:span></text:p>
      <text:p text:style-name="P63"/>
      <text:p text:style-name="P68">Valensi et al. (2015) have introduced horizontal component in the MUSC laboratory. However, at this moment the horizontal component has just been calibrated and signal-noise ratio issues persist.</text:p>
      <text:p text:style-name="P120"><text:span text:style-name="T6">It is a work in progress that will require a little more time before being fully finalized.</text:span></text:p>
      <text:p text:style-name="P48"/>
      <text:p text:style-name="P48"/>
      <text:p text:style-name="P48"/>
      <text:p text:style-name="P48"/>
      <text:p text:style-name="P48"/>
      <text:p text:style-name="P48"/>
      <text:p text:style-name="P48"/>
      <text:p text:style-name="P48"/>
      <text:p text:style-name="P48"/>
      <text:p text:style-name="P48"/>
      <text:p text:style-name="P48"><text:soft-page-break/><text:span text:style-name="T37">O</text:span>THER REMARKS</text:p>
      <text:p text:style-name="P64"/>
      <text:p text:style-name="P70">Manuscript text</text:p>
      <text:p text:style-name="P59"/>
      <text:p text:style-name="P101">page 2, line 2: ”2 D and 3 D” please see if 2D and 3D or 2-D and 3-D could be used in a more coherent way throughout the text.</text:p>
      <text:p text:style-name="P101"/>
      <text:p text:style-name="P103">It's done.</text:p>
      <text:p text:style-name="P102"/>
      <text:p text:style-name="P101">page 2, line 49: ”algorithms innovations” just use e.g. ”algorithms”.</text:p>
      <text:p text:style-name="P101"/>
      <text:p text:style-name="P103">It's done.</text:p>
      <text:p text:style-name="P101"/>
      <text:p text:style-name="P101">page 3, line 56: ”sharp similarities” maybe better ”close ..”.</text:p>
      <text:p text:style-name="P101"/>
      <text:p text:style-name="P103">OK.</text:p>
      <text:p text:style-name="P102"/>
      <text:p text:style-name="P101">page 4, line 33: ”It is based on the following findings.” awkward ending of a paragraph. </text:p>
      <text:p text:style-name="P101"/>
      <text:p text:style-name="P103">Yes, it's awkward...it's corrected.</text:p>
      <text:p text:style-name="P101"/>
      <text:p text:style-name="P92"><text:span text:style-name="T4">page 4, line 38: ”3D/2D geometrical spreading effects” it would be clearer saying ”3D-to-2D geometrical spreading corrections”.</text:span></text:p>
      <text:p text:style-name="P92"><text:span text:style-name="T4"/></text:p>
      <text:p text:style-name="P96"><text:span text:style-name="T4">OK.</text:span></text:p>
      <text:p text:style-name="P59"/>
      <text:p text:style-name="P105">page 6, line 56: ”Since the wave equation is linear” the sentence sounds a bit odd, maybe ”For the <text:span text:style-name="T53">li</text:span>nearized wave equation, ..”</text:p>
      <text:p text:style-name="P105"/>
      <text:p text:style-name="P104">It's done.</text:p>
      <text:p text:style-name="P105"/>
      <text:p text:style-name="P99">page 8, line 24: ”finely” ? could be omitted</text:p>
      <text:p text:style-name="P99"/>
      <text:p text:style-name="P98">OK.</text:p>
      <text:p text:style-name="P99"/>
      <text:p text:style-name="P60"><text:span text:style-name="T5">”In the far-field approximation, ..” You show the single-velocity transformation in eq. (10) and then state ”is recommended for small offsets”. This seems to contradict with the initial far-field assumption. Maybe you could clarify it.</text:span></text:p>
      <text:p text:style-name="P87"/>
      <text:p text:style-name="P89"><text:span text:style-name="T55">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12"> </text:span><text:span text:style-name="T13">This “clarification” has been added to the manuscript </text:span><text:span text:style-name="T14">(see appendix)</text:span><text:span text:style-name="T13">.</text:span></text:p>
      <text:p text:style-name="P89"><text:span text:style-name="T13"/></text:p>
      <text:p text:style-name="P100">page 15, line 57: ”..to inverse crime.” the sentence sounds strange.</text:p>
      <text:p text:style-name="P59"/>
      <text:p text:style-name="P66">Indeed...</text:p>
      <text:p text:style-name="P59"/>
      <text:p text:style-name="P116"/>
      <text:p text:style-name="P116">Figures</text:p>
      <text:p text:style-name="P112"/>
      <text:p text:style-name="P84"><text:span text:style-name="T15">Figure 2</text:span><text:span text:style-name="T18">: This figure is not referenced in the text. There is also no explanation of why the </text:span><text:soft-page-break/><text:span text:style-name="T18">traces lack in the middle (closest to the source). Furthermore, the images all show glitches at different offsets which are not apparent in for example figure 6 (c). It would be nice to explain in the manuscript text what is shown here.</text:span></text:p>
      <text:p text:style-name="P6"/>
      <text:p text:style-name="P8">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8"/>
      <text:p text:style-name="P112"><text:span text:style-name="T5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06"/>
      <text:p text:style-name="P117">Done for figure 3, figure 4 from the previous version has been removed.</text:p>
      <text:p text:style-name="P106"/>
      <text:p text:style-name="P93">Figure 9: there is no need to additionally label the image with (a) or reference it as Fig. 9(a). It then is just figure 9.</text:p>
      <text:p text:style-name="P94"><text:span text:style-name="T52"/></text:p>
      <text:p text:style-name="P97">It's done</text:p>
      <text:p text:style-name="P95"><text:span text:style-name="T52"/></text:p>
      <text:p text:style-name="P71">References</text:p>
      <text:p text:style-name="P63"/>
      <text:p text:style-name="P61">Please note that in many references on page 17 - 19, the usage of 2D, 3-D or CO2 became 2d, 3-d and co2 and would need to be corrected. </text:p>
      <text:p text:style-name="P65"/>
      <text:p text:style-name="P67">It is done.</text:p>
      <text:p text:style-name="P63"/>
      <text:p text:style-name="P63"/>
      <text:p text:style-name="P63"/>
      <text:p text:style-name="P63"/>
      <text:p text:style-name="P63"/>
      <text:p text:style-name="P63"/>
      <text:p text:style-name="P63"/>
      <text:p text:style-name="P63"/>
      <text:p text:style-name="P63"/>
      <text:p text:style-name="P63"/>
      <text:p text:style-name="P8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1-25T11:33:32.099175593</dc:date>
    <dc:creator>pageotd </dc:creator>
    <meta:editing-duration>PT6H15M5S</meta:editing-duration>
    <meta:editing-cycles>156</meta:editing-cycles>
    <meta:document-statistic meta:table-count="0" meta:image-count="0" meta:object-count="0" meta:page-count="8" meta:paragraph-count="93" meta:word-count="3315" meta:character-count="20201" meta:non-whitespace-character-count="16963"/>
  </office:meta>
</office:document-meta>
</file>